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8919"/>
    </style:style>
    <style:style style:name="P2" style:family="paragraph" style:parent-style-name="Standard">
      <style:text-properties officeooo:rsid="000808f2"/>
    </style:style>
    <style:style style:name="P3" style:family="paragraph" style:parent-style-name="Standard">
      <style:text-properties officeooo:rsid="000808f2" officeooo:paragraph-rsid="00098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проекту "Comrad-p"</text:p>
      <text:p text:style-name="P2"/>
      <text:p text:style-name="P2">Автор: Матус Д.Д.</text:p>
      <text:p text:style-name="P2"/>
      <text:p text:style-name="P2">Дата: 20 октября 2023</text:p>
      <text:p text:style-name="P2"/>
      <text:p text:style-name="P2">Введение:</text:p>
      <text:p text:style-name="P2">Проект "Comrad-p" является разработкой мобильного приложения под платформу Android с целью создания платформы для взаимодействия и обмена информацией между курсантами и офицерами. В данном отчете представлены выполненные задачи, рассмотрены результаты и описаны планы на следующий спринт.</text:p>
      <text:p text:style-name="P2"/>
      <text:p text:style-name="P2">Выполненные задачи:</text:p>
      <text:p text:style-name="P2"/>
      <text:p text:style-name="P2">1. Определение типа приложения:</text:p>
      <text:p text:style-name="P2"><text:s text:c="3"/>- Проведен анализ требований и обсуждения с командой.</text:p>
      <text:p text:style-name="P2"><text:s text:c="3"/>- Решено разрабатывать мобильное приложение под платформу Android с использованием языка программирования Kotlin.</text:p>
      <text:p text:style-name="P2"/>
      <text:p text:style-name="P2">2. Определение стека технологий:</text:p>
      <text:p text:style-name="P2"><text:s text:c="3"/>- Проведено исследование различных технологий, фреймворков и инструментов для разработки мобильных приложений под Android.</text:p>
      <text:p text:style-name="P2"><text:s text:c="3"/>- Определен следующий стек технологий:</text:p>
      <text:p text:style-name="P2"><text:s text:c="5"/>- Язык программирования: Kotlin</text:p>
      <text:p text:style-name="P3"><text:s text:c="5"/>- Инструмент сборки и управления зависимостями: Maven</text:p>
      <text:p text:style-name="P2"/>
      <text:p text:style-name="P2">3. Поиск начальных референсов для фронтенда:</text:p>
      <text:p text:style-name="P2"><text:s text:c="3"/>- Проведено исследование и найдены начальные референсы для дизайна и разработки интерфейса мобильного приложения.</text:p>
      <text:p text:style-name="P2"><text:s text:c="3"/>- Рассмотрены различные дизайнерские концепты, пользовательские интерфейсы и визуальные элементы, чтобы определить наилучшие практики и тенденции в дизайне мобильных приложений.</text:p>
      <text:p text:style-name="P2"/>
      <text:p text:style-name="P2">4. Создание репозитория проекта:</text:p>
      <text:p text:style-name="P2"><text:s text:c="3"/>- Был создан репозиторий на платформе контроля версий GitHub для управления кодовой базой и совместной работы над проектом.</text:p>
      <text:p text:style-name="P2"><text:s text:c="3"/>- Репозиторий позволяет хранить и отслеживать изменения в коде, а также облегчает совместную разработку и управление зависимостями.</text:p>
      <text:p text:style-name="P2"/>
      <text:p text:style-name="P2">5. Предварительное название проекта:</text:p>
      <text:p text:style-name="P2"><text:s text:c="3"/>- Мы придумали предварительное название для приложения: "Comrad-p".</text:p>
      <text:p text:style-name="P2"><text:s text:c="3"/>- Данное название отражает характер и цели приложения, а именно создание платформы для взаимодействия и обмена информацией между курсантами и офицерами.</text:p>
      <text:p text:style-name="P2"/>
      <text:p text:style-name="P2">Планы на следующий спринт:</text:p>
      <text:p text:style-name="P2"/>
      <text:p text:style-name="P2">1. Разработка UML для Use Case диаграмм:</text:p>
      <text:p text:style-name="P2"><text:s text:c="3"/>- Планируется разработка диаграмм Use Case, которые помогут лучше понять функциональные возможности приложения и его основные сценарии использования.</text:p>
      <text:p text:style-name="P2"><text:soft-page-break/>2. Разработка предварительной структуры проекта:</text:p>
      <text:p text:style-name="P2"><text:s text:c="3"/>- Мы планируем определить основные компоненты и модули приложения, а также их взаимосвязи и зависимости.</text:p>
      <text:p text:style-name="P2"><text:s text:c="3"/>- Это поможет организовать кодовую базу, сделать ее более поддерживаемой и улучшить структуру проекта.</text:p>
      <text:p text:style-name="P2"/>
      <text:p text:style-name="P2">Заключение:</text:p>
      <text:p text:style-name="P2">В ходе текущего спринта были выполнены задачи по определению типа приложения, выбору стека технологий, поиску референсов для фронтенда, созданию репозитория проекта и выбору предварительного названия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2:48:40.866399939</meta:creation-date>
    <dc:date>2023-10-20T13:25:07.891893538</dc:date>
    <meta:editing-duration>PT19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10" meta:character-count="2459" meta:non-whitespace-character-count="2130"/>
  </office:meta>
</office:document-meta>
</file>